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6.1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5.782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0.765cm"/>
    </style:style>
    <style:style style:name="co20" style:family="table-column">
      <style:table-column-properties fo:break-before="auto" style:column-width="4.979cm"/>
    </style:style>
    <style:style style:name="co21" style:family="table-column">
      <style:table-column-properties fo:break-before="auto" style:column-width="3.928cm"/>
    </style:style>
    <style:style style:name="co22" style:family="table-column">
      <style:table-column-properties fo:break-before="auto" style:column-width="5.465cm"/>
    </style:style>
    <style:style style:name="co23" style:family="table-column">
      <style:table-column-properties fo:break-before="auto" style:column-width="4.74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quivo_ProjetoUFSC_v1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2"/>
        <table:table-column table:style-name="co6" table:default-cell-style-name="ce2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od. Esc.</text:p>
          </table:table-cell>
          <table:table-cell office:value-type="string" calcext:value-type="string">
            <text:p>Nome Esc</text:p>
          </table:table-cell>
          <table:table-cell office:value-type="string" calcext:value-type="string">
            <text:p>Matriz curricular</text:p>
          </table:table-cell>
          <table:table-cell office:value-type="string" calcext:value-type="string">
            <text:p>Etapa (séries)</text:p>
          </table:table-cell>
          <table:table-cell office:value-type="string" calcext:value-type="string">
            <text:p>Número da turma</text:p>
          </table:table-cell>
          <table:table-cell office:value-type="string" calcext:value-type="string">
            <text:p>Tipo de turma (prov. não usaremos)</text:p>
          </table:table-cell>
          <table:table-cell office:value-type="string" calcext:value-type="string">
            <text:p>Cod. Turno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Data de início do prof. na turma</text:p>
          </table:table-cell>
          <table:table-cell office:value-type="string" calcext:value-type="string">
            <text:p>Data de fim do prof. na turma</text:p>
          </table:table-cell>
          <table:table-cell office:value-type="string" calcext:value-type="string">
            <text:p>Data de início da turma</text:p>
          </table:table-cell>
          <table:table-cell office:value-type="string" calcext:value-type="string">
            <text:p>Data de fim da turma</text:p>
          </table:table-cell>
          <table:table-cell office:value-type="string" calcext:value-type="string">
            <text:p>Início das aulas</text:p>
          </table:table-cell>
          <table:table-cell office:value-type="string" calcext:value-type="string">
            <text:p>Fim das aula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ódigo da disc. </text:p>
          </table:table-cell>
          <table:table-cell office:value-type="string" calcext:value-type="string">
            <text:p>Nome da disc. </text:p>
          </table:table-cell>
          <table:table-cell office:value-type="string" calcext:value-type="string">
            <text:p>Identificador do prof. 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td de aulas na semana</text:p>
          </table:table-cell>
          <table:table-cell/>
          <table:table-cell office:value-type="string" calcext:value-type="string">
            <text:p>Código da área de ensino</text:p>
          </table:table-cell>
          <table:table-cell office:value-type="string" calcext:value-type="string">
            <text:p>Área de ensino</text:p>
          </table:table-cell>
          <table:table-cell office:value-type="string" calcext:value-type="string">
            <text:p>Carga horária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A MARLENE VIC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ICIA FIERA RODRIGU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NDRO SILVEIRA IFR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MARCIA BAMPI SZEPILOWSK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1601429" calcext:value-type="float">
            <text:p>1601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CK YAGO DE MELO FERNAND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VANE DE FATIMA SAURIN MONT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DSON CAMPOS NEV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A MARLENE VIC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MARCIA BAMPI SZEPILOWSK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IVALDO SCHAF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DSON CAMPOS NEV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IANA GREICY CORDEIR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A MARLENE VIC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MARCIA BAMPI SZEPILOWSK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IVALDO SCHAF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DSON CAMPOS NEV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IANA GREICY CORDEIR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GO JOSE DA SILVA GUIMARA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MELA RUTZ DA ROCH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ANA SOUSA DE MORAES SARM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A MARLENE VIC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ICIA FIERA RODRIGU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MARCIA BAMPI SZEPILOWSK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VANE DE FATIMA SAURIN MONTEIR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DSON CAMPOS NEV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ELI JOANA DE GODO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A MARLENE VIC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ICIA FIERA RODRIGU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 MARCIA BAMPI SZEPILOWSK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VANE DE FATIMA SAURIN MONTEIR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DSON CAMPOS NEV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IANA GREICY CORDEI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NE FRANCIELI PAPINI FUENTES VI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INA MERENDA 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ELI JOANA DE GODOI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ON SOARES DA SIL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OR DE SOUZA SO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YRLYANE DE OLIVEIRA GOM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</table:table>
      <table:named-expressions/>
      <table:database-ranges>
        <table:database-range table:name="__Anonymous_Sheet_DB__0" table:target-range-address="'arquivo_ProjetoUFSC_v1 (1)'.A1:'arquivo_ProjetoUFSC_v1 (1)'.AA6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00:42:40.03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6-14T00:43:27.596000000</dc:date>
    <meta:editing-duration>PT53M53S</meta:editing-duration>
    <meta:editing-cycles>9</meta:editing-cycles>
    <meta:generator>LibreOffice/6.3.4.2$Windows_X86_64 LibreOffice_project/60da17e045e08f1793c57c00ba83cdfce946d0aa</meta:generator>
    <meta:document-statistic meta:table-count="1" meta:cell-count="1586" meta:object-count="0"/>
  </office:meta>
</office:document-meta>
</file>